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id="id1" draw:layer="layout" svg:width="1.112cm" svg:height="0.689cm" svg:x="2cm" svg:y="26cm">
          <text:p text:style-name="P1"><text:span text:style-name="T1">NX</text:span></text:p>
        </draw:ellipse>
        <draw:ellipse draw:style-name="gr1" draw:text-style-name="P2" draw:id="id2" draw:layer="layout" svg:width="2cm" svg:height="0.689cm" svg:x="8.5cm" svg:y="20.5cm">
          <text:p text:style-name="P1"><text:span text:style-name="T1">SIMPX</text:span></text:p>
        </draw:ellipse>
        <draw:ellipse draw:style-name="gr1" draw:text-style-name="P2" draw:id="id3" draw:layer="layout" svg:width="1.535cm" svg:height="0.689cm" svg:x="3.5cm" svg:y="26cm">
          <text:p text:style-name="P1"><text:span text:style-name="T1">VXFIN</text:span></text:p>
        </draw:ellipse>
        <draw:ellipse draw:style-name="gr1" draw:text-style-name="P2" draw:id="id5" draw:layer="layout" svg:width="1.535cm" svg:height="0.689cm" svg:x="7.465cm" svg:y="26cm">
          <text:p text:style-name="P1"><text:span text:style-name="T1">VXINF</text:span></text:p>
        </draw:ellipse>
        <draw:ellipse draw:style-name="gr1" draw:text-style-name="P2" draw:id="id4" draw:layer="layout" svg:width="1.112cm" svg:height="0.689cm" svg:x="6cm" svg:y="26cm">
          <text:p text:style-name="P1"><text:span text:style-name="T1">NX</text:span></text:p>
        </draw:ellipse>
        <draw:ellipse draw:style-name="gr1" draw:text-style-name="P2" draw:id="id8" draw:layer="layout" svg:width="1.535cm" svg:height="0.689cm" svg:x="13cm" svg:y="26.1cm">
          <text:p text:style-name="P1"><text:span text:style-name="T1">ADVX</text:span></text:p>
        </draw:ellipse>
        <draw:connector draw:style-name="gr2" draw:text-style-name="P1" draw:layer="layout" draw:line-skew="-1.595cm" svg:x1="2.556cm" svg:y1="26cm" svg:x2="9.5cm" svg:y2="21.189cm" draw:start-shape="id1" draw:start-glue-point="0" draw:end-shape="id2" draw:end-glue-point="2" svg:d="m2556 26000v-4000h6944v-811">
          <text:p/>
        </draw:connector>
        <draw:connector draw:style-name="gr2" draw:text-style-name="P1" draw:layer="layout" draw:line-skew="-1.595cm" svg:x1="9.5cm" svg:y1="21.189cm" svg:x2="4.267cm" svg:y2="26cm" draw:start-shape="id2" draw:start-glue-point="2" draw:end-shape="id3" draw:end-glue-point="0" svg:d="m9500 21189v811h-5233v4000">
          <text:p/>
        </draw:connector>
        <draw:connector draw:style-name="gr2" draw:text-style-name="P1" draw:layer="layout" draw:line-skew="-1.595cm" svg:x1="6.556cm" svg:y1="26cm" svg:x2="9.5cm" svg:y2="21.189cm" draw:start-shape="id4" draw:start-glue-point="0" draw:end-shape="id2" draw:end-glue-point="2" svg:d="m6556 26000v-4000h2944v-811">
          <text:p/>
        </draw:connector>
        <draw:connector draw:style-name="gr2" draw:text-style-name="P1" draw:layer="layout" draw:line-skew="-1.595cm" svg:x1="8.232cm" svg:y1="26cm" svg:x2="9.5cm" svg:y2="21.189cm" draw:start-shape="id5" draw:start-glue-point="0" draw:end-shape="id2" draw:end-glue-point="2" svg:d="m8232 26000v-4000h1268v-811">
          <text:p/>
        </draw:connector>
        <draw:ellipse draw:style-name="gr1" draw:text-style-name="P2" draw:id="id6" draw:layer="layout" svg:width="1.112cm" svg:height="0.689cm" svg:x="11.5cm" svg:y="26.1cm">
          <text:p text:style-name="P1"><text:span text:style-name="T1">NX</text:span></text:p>
        </draw:ellipse>
        <draw:ellipse draw:style-name="gr1" draw:text-style-name="P2" draw:id="id9" draw:layer="layout" svg:width="1.535cm" svg:height="0.689cm" svg:x="15.5cm" svg:y="26.1cm">
          <text:p text:style-name="P1"><text:span text:style-name="T1">VXFIN</text:span></text:p>
        </draw:ellipse>
        <draw:ellipse draw:style-name="gr1" draw:text-style-name="P2" draw:id="id7" draw:layer="layout" svg:width="2cm" svg:height="0.689cm" svg:x="13cm" svg:y="22.311cm">
          <text:p text:style-name="P1"><text:span text:style-name="T1">SIMPX</text:span></text:p>
        </draw:ellipse>
        <draw:connector draw:style-name="gr1" draw:text-style-name="P1" draw:layer="layout" svg:x1="12.056cm" svg:y1="26.1cm" svg:x2="14cm" svg:y2="23cm" draw:start-shape="id6" draw:start-glue-point="0" draw:end-shape="id7" draw:end-glue-point="2" svg:d="m12056 26100v-1550h1944v-1550">
          <text:p/>
        </draw:connector>
        <draw:connector draw:style-name="gr1" draw:text-style-name="P1" draw:layer="layout" svg:x1="13.767cm" svg:y1="26.1cm" svg:x2="14cm" svg:y2="23cm" draw:start-shape="id8" draw:start-glue-point="0" draw:end-shape="id7" draw:end-glue-point="2" svg:d="m13767 26100v-1550h233v-1550">
          <text:p/>
        </draw:connector>
        <draw:connector draw:style-name="gr1" draw:text-style-name="P1" draw:layer="layout" svg:x1="16.267cm" svg:y1="26.1cm" svg:x2="14cm" svg:y2="23cm" draw:start-shape="id9" draw:start-glue-point="0" draw:end-shape="id7" draw:end-glue-point="2" svg:d="m16267 26100v-1550h-2267v-1550">
          <text:p/>
        </draw:connector>
        <draw:rect draw:style-name="gr1" draw:text-style-name="P3" draw:layer="layout" svg:width="1cm" svg:height="0.5cm" svg:x="11.5cm" svg:y="25cm">
          <text:p text:style-name="P1"><text:span text:style-name="T2">ON</text:span></text:p>
        </draw:rect>
        <draw:rect draw:style-name="gr1" draw:text-style-name="P3" draw:layer="layout" svg:width="1.2cm" svg:height="0.5cm" svg:x="13.2cm" svg:y="25cm">
          <text:p text:style-name="P1"><text:span text:style-name="T2">PRED</text:span></text:p>
        </draw:rect>
        <draw:rect draw:style-name="gr1" draw:text-style-name="P3" draw:layer="layout" svg:width="1cm" svg:height="0.5cm" svg:x="15.7cm" svg:y="25cm">
          <text:p text:style-name="P1"><text:span text:style-name="T2">HD</text:span></text:p>
        </draw:rect>
        <draw:rect draw:style-name="gr1" draw:text-style-name="P3" draw:layer="layout" svg:width="1cm" svg:height="0.5cm" svg:x="2.1cm" svg:y="25cm">
          <text:p text:style-name="P1"><text:span text:style-name="T2">ON</text:span></text:p>
        </draw:rect>
        <draw:rect draw:style-name="gr1" draw:text-style-name="P3" draw:layer="layout" svg:width="1cm" svg:height="0.5cm" svg:x="3.8cm" svg:y="25cm">
          <text:p text:style-name="P1"><text:span text:style-name="T2">HD</text:span></text:p>
        </draw:rect>
        <draw:rect draw:style-name="gr1" draw:text-style-name="P3" draw:layer="layout" svg:width="1cm" svg:height="0.5cm" svg:x="6cm" svg:y="25cm">
          <text:p text:style-name="P1"><text:span text:style-name="T2">OA</text:span></text:p>
        </draw:rect>
        <draw:rect draw:style-name="gr1" draw:text-style-name="P3" draw:layer="layout" svg:width="1cm" svg:height="0.5cm" svg:x="7.8cm" svg:y="25cm">
          <text:p text:style-name="P1"><text:span text:style-name="T2">OC</text:span></text:p>
        </draw:rect>
        <draw:ellipse draw:style-name="gr1" draw:text-style-name="P2" draw:id="id10" draw:layer="layout" svg:width="2cm" svg:height="0.689cm" svg:x="8.5cm" svg:y="18.311cm">
          <text:p text:style-name="P1"><text:span text:style-name="T1">TOP</text:span></text:p>
        </draw:ellipse>
        <draw:connector draw:style-name="gr2" draw:text-style-name="P1" draw:layer="layout" svg:x1="9.5cm" svg:y1="20.5cm" svg:x2="9.5cm" svg:y2="19cm" draw:start-shape="id2" draw:start-glue-point="0" draw:end-shape="id10" svg:d="m9500 20500v-1500">
          <text:p/>
        </draw:connector>
        <draw:connector draw:style-name="gr2" draw:text-style-name="P1" draw:layer="layout" draw:line-skew="0.25cm" svg:x1="9.5cm" svg:y1="21.189cm" svg:x2="14cm" svg:y2="22.311cm" draw:start-shape="id2" draw:start-glue-point="2" draw:end-shape="id7" draw:end-glue-point="0" svg:d="m9500 21189v811h4500v311">
          <text:p/>
        </draw:connector>
        <draw:ellipse draw:style-name="gr1" draw:text-style-name="P2" draw:id="id12" draw:layer="layout" svg:width="1.112cm" svg:height="0.689cm" svg:x="3.488cm" svg:y="6cm">
          <text:p text:style-name="P1"><text:span text:style-name="T1">VF</text:span></text:p>
        </draw:ellipse>
        <draw:frame draw:style-name="gr3" draw:text-style-name="P4" draw:id="id11" draw:layer="layout" svg:width="1.5cm" svg:height="0.725cm" svg:x="2.5cm" svg:y="7.5cm">
          <draw:text-box>
            <text:p text:style-name="P4"><text:span text:style-name="T3">Der</text:span></text:p>
          </draw:text-box>
        </draw:frame>
        <draw:frame draw:style-name="gr3" draw:text-style-name="P4" draw:id="id13" draw:layer="layout" svg:width="2cm" svg:height="0.725cm" svg:x="4cm" svg:y="7.5cm">
          <draw:text-box>
            <text:p text:style-name="P4"><text:span text:style-name="T3">Kampf</text:span></text:p>
          </draw:text-box>
        </draw:frame>
        <draw:connector draw:style-name="gr2" draw:text-style-name="P1" draw:layer="layout" svg:x1="3.25cm" svg:y1="7.5cm" svg:x2="4.044cm" svg:y2="6.689cm" draw:start-shape="id11" draw:start-glue-point="0" draw:end-shape="id12" draw:end-glue-point="2" svg:d="m3250 7500v-405h794v-406">
          <text:p/>
        </draw:connector>
        <draw:connector draw:style-name="gr2" draw:text-style-name="P1" draw:layer="layout" svg:x1="4.044cm" svg:y1="6.689cm" svg:x2="5cm" svg:y2="7.5cm" draw:start-shape="id12" draw:start-glue-point="2" draw:end-shape="id13" draw:end-glue-point="0" svg:d="m4044 6689v406h956v405">
          <text:p/>
        </draw:connector>
        <draw:frame draw:style-name="gr3" draw:text-style-name="P4" draw:id="id14" draw:layer="layout" svg:width="1.5cm" svg:height="0.725cm" svg:x="6cm" svg:y="7.5cm">
          <draw:text-box>
            <text:p text:style-name="P4"><text:span text:style-name="T3">wird</text:span></text:p>
          </draw:text-box>
        </draw:frame>
        <draw:frame draw:style-name="gr3" draw:text-style-name="P4" draw:id="id16" draw:layer="layout" svg:width="1.5cm" svg:height="0.725cm" svg:x="7.5cm" svg:y="7.5cm">
          <draw:text-box>
            <text:p text:style-name="P4"><text:span text:style-name="T3">ein</text:span></text:p>
          </draw:text-box>
        </draw:frame>
        <draw:frame draw:style-name="gr3" draw:text-style-name="P4" draw:id="id18" draw:layer="layout" svg:width="1.5cm" svg:height="0.725cm" svg:x="9cm" svg:y="7.5cm">
          <draw:text-box>
            <text:p text:style-name="P4"><text:span text:style-name="T3">Ende</text:span></text:p>
          </draw:text-box>
        </draw:frame>
        <draw:frame draw:style-name="gr3" draw:text-style-name="P4" draw:id="id19" draw:layer="layout" svg:width="2cm" svg:height="0.725cm" svg:x="10.5cm" svg:y="7.5cm">
          <draw:text-box>
            <text:p text:style-name="P4"><text:span text:style-name="T3">finden</text:span></text:p>
          </draw:text-box>
        </draw:frame>
        <draw:ellipse draw:style-name="gr1" draw:text-style-name="P2" draw:id="id15" draw:layer="layout" svg:width="1.112cm" svg:height="0.689cm" svg:x="6.2cm" svg:y="6cm">
          <text:p text:style-name="P1"><text:span text:style-name="T1">LK</text:span></text:p>
        </draw:ellipse>
        <draw:connector draw:style-name="gr2" draw:text-style-name="P1" draw:layer="layout" svg:x1="6.75cm" svg:y1="7.5cm" svg:x2="6.756cm" svg:y2="6.689cm" draw:start-shape="id14" draw:start-glue-point="0" draw:end-shape="id15" draw:end-glue-point="2" svg:d="m6750 7500v-405h6v-406">
          <text:p/>
        </draw:connector>
        <draw:frame draw:style-name="gr3" draw:text-style-name="P4" draw:id="id29" draw:layer="layout" svg:width="0.5cm" svg:height="0.725cm" svg:x="12cm" svg:y="7.5cm">
          <draw:text-box>
            <text:p text:style-name="P4"><text:span text:style-name="T3">,</text:span></text:p>
          </draw:text-box>
        </draw:frame>
        <draw:frame draw:style-name="gr3" draw:text-style-name="P4" draw:id="id22" draw:layer="layout" svg:width="2cm" svg:height="0.725cm" svg:x="12.5cm" svg:y="7.5cm">
          <draw:text-box>
            <text:p text:style-name="P4"><text:span text:style-name="T3">wenn</text:span></text:p>
          </draw:text-box>
        </draw:frame>
        <draw:frame draw:style-name="gr3" draw:text-style-name="P4" draw:id="id23" draw:layer="layout" svg:width="1cm" svg:height="0.725cm" svg:x="14cm" svg:y="7.5cm">
          <draw:text-box>
            <text:p text:style-name="P4"><text:span text:style-name="T3">es</text:span></text:p>
          </draw:text-box>
        </draw:frame>
        <draw:frame draw:style-name="gr4" draw:text-style-name="P4" draw:id="id25" draw:layer="layout" svg:width="1cm" svg:height="0.726cm" svg:x="15cm" svg:y="7.5cm">
          <draw:text-box>
            <text:p text:style-name="P4"><text:span text:style-name="T3">da</text:span></text:p>
          </draw:text-box>
        </draw:frame>
        <draw:frame draw:style-name="gr3" draw:text-style-name="P4" draw:id="id26" draw:layer="layout" svg:width="1cm" svg:height="0.725cm" svg:x="16cm" svg:y="7.5cm">
          <draw:text-box>
            <text:p text:style-name="P4"><text:span text:style-name="T3">ist</text:span></text:p>
          </draw:text-box>
        </draw:frame>
        <draw:frame draw:style-name="gr3" draw:text-style-name="P4" draw:layer="layout" svg:width="0.5cm" svg:height="0.725cm" svg:x="17cm" svg:y="7.5cm">
          <draw:text-box>
            <text:p text:style-name="P4"><text:span text:style-name="T3">.</text:span></text:p>
          </draw:text-box>
        </draw:frame>
        <draw:ellipse draw:style-name="gr1" draw:text-style-name="P2" draw:id="id17" draw:layer="layout" svg:width="1.112cm" svg:height="0.689cm" svg:x="8.388cm" svg:y="6cm">
          <text:p text:style-name="P1"><text:span text:style-name="T1">MF</text:span></text:p>
        </draw:ellipse>
        <draw:connector draw:style-name="gr2" draw:text-style-name="P1" draw:layer="layout" svg:x1="8.25cm" svg:y1="7.5cm" svg:x2="8.944cm" svg:y2="6.689cm" draw:start-shape="id16" draw:start-glue-point="0" draw:end-shape="id17" draw:end-glue-point="2" svg:d="m8250 7500v-405h694v-406">
          <text:p/>
        </draw:connector>
        <draw:connector draw:style-name="gr2" draw:text-style-name="P1" draw:layer="layout" svg:x1="9.75cm" svg:y1="7.5cm" svg:x2="8.944cm" svg:y2="6.689cm" draw:start-shape="id18" draw:start-glue-point="0" draw:end-shape="id17" draw:end-glue-point="2" svg:d="m9750 7500v-405h-806v-406">
          <text:p/>
        </draw:connector>
        <draw:ellipse draw:style-name="gr1" draw:text-style-name="P2" draw:id="id20" draw:layer="layout" svg:width="1.112cm" svg:height="0.689cm" svg:x="10.888cm" svg:y="6cm">
          <text:p text:style-name="P1"><text:span text:style-name="T1">VC</text:span></text:p>
        </draw:ellipse>
        <draw:connector draw:style-name="gr2" draw:text-style-name="P1" draw:layer="layout" svg:x1="11.5cm" svg:y1="7.5cm" svg:x2="11.444cm" svg:y2="6.689cm" draw:start-shape="id19" draw:start-glue-point="0" draw:end-shape="id20" draw:end-glue-point="2" svg:d="m11500 7500v-405h-56v-406">
          <text:p/>
        </draw:connector>
        <draw:ellipse draw:style-name="gr1" draw:text-style-name="P2" draw:id="id21" draw:layer="layout" svg:width="1.112cm" svg:height="0.689cm" svg:x="12.888cm" svg:y="6cm">
          <text:p text:style-name="P1"><text:span text:style-name="T1">C</text:span></text:p>
        </draw:ellipse>
        <draw:connector draw:style-name="gr2" draw:text-style-name="P1" draw:layer="layout" svg:x1="13.444cm" svg:y1="6.689cm" svg:x2="13.5cm" svg:y2="7.5cm" draw:start-shape="id21" draw:start-glue-point="2" draw:end-shape="id22" draw:end-glue-point="0" svg:d="m13444 6689v406h56v405">
          <text:p/>
        </draw:connector>
        <draw:ellipse draw:style-name="gr1" draw:text-style-name="P2" draw:id="id24" draw:layer="layout" svg:width="1.112cm" svg:height="0.689cm" svg:x="14.5cm" svg:y="6cm">
          <text:p text:style-name="P1"><text:span text:style-name="T1">MF</text:span></text:p>
        </draw:ellipse>
        <draw:connector draw:style-name="gr2" draw:text-style-name="P1" draw:layer="layout" svg:x1="14.5cm" svg:y1="7.5cm" svg:x2="15.056cm" svg:y2="6.689cm" draw:start-shape="id23" draw:start-glue-point="0" draw:end-shape="id24" draw:end-glue-point="2" svg:d="m14500 7500v-405h556v-406">
          <text:p/>
        </draw:connector>
        <draw:connector draw:style-name="gr2" draw:text-style-name="P1" draw:layer="layout" svg:x1="15.056cm" svg:y1="6.689cm" svg:x2="15.5cm" svg:y2="7.5cm" draw:start-shape="id24" draw:start-glue-point="2" draw:end-shape="id25" draw:end-glue-point="0" svg:d="m15056 6689v406h444v405">
          <text:p/>
        </draw:connector>
        <draw:ellipse draw:style-name="gr1" draw:text-style-name="P2" draw:id="id27" draw:layer="layout" svg:width="1.112cm" svg:height="0.689cm" svg:x="16cm" svg:y="6cm">
          <text:p text:style-name="P1"><text:span text:style-name="T1">VC</text:span></text:p>
        </draw:ellipse>
        <draw:connector draw:style-name="gr2" draw:text-style-name="P1" draw:layer="layout" svg:x1="16.5cm" svg:y1="7.5cm" svg:x2="16.556cm" svg:y2="6.689cm" draw:start-shape="id26" draw:start-glue-point="0" draw:end-shape="id27" draw:end-glue-point="2" svg:d="m16500 7500v-405h56v-406">
          <text:p/>
        </draw:connector>
        <draw:ellipse draw:style-name="gr1" draw:text-style-name="P2" draw:id="id28" draw:layer="layout" svg:width="2cm" svg:height="0.689cm" svg:x="9cm" svg:y="2cm">
          <text:p text:style-name="P1"><text:span text:style-name="T1">TOP</text:span></text:p>
        </draw:ellipse>
        <draw:connector draw:style-name="gr2" draw:text-style-name="P1" draw:layer="layout" svg:x1="4.044cm" svg:y1="6cm" svg:x2="10cm" svg:y2="2.689cm" draw:start-shape="id12" draw:start-glue-point="0" draw:end-shape="id28" draw:end-glue-point="2" svg:d="m4044 6000v-1655h5956v-1656">
          <text:p/>
        </draw:connector>
        <draw:connector draw:style-name="gr2" draw:text-style-name="P1" draw:layer="layout" svg:x1="6.756cm" svg:y1="6cm" svg:x2="10cm" svg:y2="2.689cm" draw:start-shape="id15" draw:start-glue-point="0" draw:end-shape="id28" draw:end-glue-point="2" svg:d="m6756 6000v-1655h3244v-1656">
          <text:p/>
        </draw:connector>
        <draw:connector draw:style-name="gr2" draw:text-style-name="P1" draw:layer="layout" svg:x1="8.944cm" svg:y1="6cm" svg:x2="10cm" svg:y2="2.689cm" draw:start-shape="id17" draw:start-glue-point="0" draw:end-shape="id28" draw:end-glue-point="2" svg:d="m8944 6000v-1655h1056v-1656">
          <text:p/>
        </draw:connector>
        <draw:connector draw:style-name="gr2" draw:text-style-name="P1" draw:layer="layout" svg:x1="11.444cm" svg:y1="6cm" svg:x2="10cm" svg:y2="2.689cm" draw:start-shape="id20" draw:start-glue-point="0" draw:end-shape="id28" draw:end-glue-point="2" svg:d="m11444 6000v-1655h-1444v-1656">
          <text:p/>
        </draw:connector>
        <draw:connector draw:style-name="gr2" draw:text-style-name="P1" draw:layer="layout" draw:line-skew="-0.595cm" svg:x1="12.25cm" svg:y1="7.5cm" svg:x2="10cm" svg:y2="2.689cm" draw:start-shape="id29" draw:start-glue-point="0" draw:end-shape="id28" draw:end-glue-point="2" svg:d="m12250 7500v-3000h-2250v-1811">
          <text:p/>
        </draw:connector>
        <draw:ellipse draw:style-name="gr1" draw:text-style-name="P2" draw:id="id30" draw:layer="layout" svg:width="1.112cm" svg:height="0.689cm" svg:x="14.5cm" svg:y="4cm">
          <text:p text:style-name="P1"><text:span text:style-name="T1">NF</text:span></text:p>
        </draw:ellipse>
        <draw:connector draw:style-name="gr2" draw:text-style-name="P1" draw:layer="layout" svg:x1="13.444cm" svg:y1="6cm" svg:x2="15.056cm" svg:y2="4.689cm" draw:start-shape="id21" draw:start-glue-point="0" draw:end-shape="id30" draw:end-glue-point="2" svg:d="m13444 6000v-655h1612v-656">
          <text:p/>
        </draw:connector>
        <draw:connector draw:style-name="gr2" draw:text-style-name="P1" draw:layer="layout" svg:x1="15.056cm" svg:y1="6cm" svg:x2="15.056cm" svg:y2="4.689cm" draw:start-shape="id24" draw:start-glue-point="0" draw:end-shape="id30" draw:end-glue-point="2" svg:d="m15056 6000v-1311">
          <text:p/>
        </draw:connector>
        <draw:connector draw:style-name="gr2" draw:text-style-name="P1" draw:layer="layout" svg:x1="15.056cm" svg:y1="4.689cm" svg:x2="16.556cm" svg:y2="6cm" draw:start-shape="id30" draw:start-glue-point="2" draw:end-shape="id27" draw:end-glue-point="0" svg:d="m15056 4689v656h1500v655">
          <text:p/>
        </draw:connector>
        <draw:connector draw:style-name="gr2" draw:text-style-name="P1" draw:layer="layout" svg:x1="15.056cm" svg:y1="4cm" svg:x2="10cm" svg:y2="2.689cm" draw:start-shape="id30" draw:start-glue-point="0" draw:end-shape="id28" draw:end-glue-point="2" svg:d="m15056 4000v-655h-5056v-656">
          <text:p/>
        </draw:connector>
        <draw:rect draw:style-name="gr1" draw:text-style-name="P3" draw:layer="layout" svg:width="1cm" svg:height="0.5cm" svg:x="11.5cm" svg:y="25cm">
          <text:p text:style-name="P1"><text:span text:style-name="T2">ON</text:span></text:p>
        </draw:rect>
        <draw:rect draw:style-name="gr1" draw:text-style-name="P3" draw:layer="layout" svg:width="1.4cm" svg:height="0.5cm" svg:x="11.1cm" svg:y="21.8cm">
          <text:p text:style-name="P1"><text:span text:style-name="T2">MO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Zipser</meta:initial-creator>
    <meta:creation-date>2011-07-14T16:56:41.08</meta:creation-date>
    <dc:date>2011-07-15T13:02:54.32</dc:date>
    <dc:creator>Florian Zipser</dc:creator>
    <meta:editing-duration>PT19H50M42S</meta:editing-duration>
    <meta:editing-cycles>1</meta:editing-cycles>
    <meta:document-statistic meta:object-count="68"/>
    <meta:generator>OpenOffice.org/3.2$Win32 OpenOffice.org_project/320m18$Build-9502</meta:generator>
  </office:meta>
</office:document-meta>
</file>